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SUM([.A1:.A4])" office:value-type="float" office:value="10">
            <text:p>1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29/03/2019</text:date>, <text:time>07:35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04:03.98</meta:creation-date>
    <dc:date>2019-03-29T07:35:28.99</dc:date>
    <meta:editing-duration>PT10H30M41S</meta:editing-duration>
    <meta:editing-cycles>1</meta:editing-cycles>
    <meta:document-statistic meta:table-count="3" meta:cell-count="5" meta:object-count="0"/>
    <meta:generator>OpenOffice/4.1.6$Win32 OpenOffice.org_project/416m1$Build-9790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I$16"

dispatcher.executeDispatch(document, ".uno:GoToCell", "", 0, args1())

rem ----------------------------------------------------------------------
dim args2(0) as new com.sun.star.beans.PropertyValue
args2(0).Name = "StringName"
args2(0).Value = "=(SUMA(F16:F376))*1,21"

dispatcher.executeDispatch(document, ".uno:EnterString", "", 0, args2())

rem ----------------------------------------------------------------------
dispatcher.executeDispatch(document, ".uno:JumpToNextCell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